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3326099582301</text:p>
          </table:table-cell>
          <table:table-cell office:value-type="string" calcext:value-type="string">
            <text:p>2025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0256" calcext:value-type="float">
            <text:p>52.3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26099582301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62048" calcext:value-type="float">
            <text:p>52.9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26099582301</text:p>
          </table:table-cell>
          <table:table-cell office:value-type="string" calcext:value-type="string">
            <text:p>2024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748" calcext:value-type="float">
            <text:p>52.2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26099582301</text:p>
          </table:table-cell>
          <table:table-cell office:value-type="string" calcext:value-type="string">
            <text:p>2023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0128" calcext:value-type="float">
            <text:p>52.8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26099582301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8712" calcext:value-type="float">
            <text:p>52.1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26099582301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9856" calcext:value-type="float">
            <text:p>52.9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26099582301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28" calcext:value-type="float">
            <text:p>52.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26099582301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5936" calcext:value-type="float">
            <text:p>52.0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260995823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8608" calcext:value-type="float">
            <text:p>52.1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260995823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01088" calcext:value-type="float">
            <text:p>52.9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260995823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0712" calcext:value-type="float">
            <text:p>52.9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260995823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188" calcext:value-type="float">
            <text:p>53.1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260995823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6888" calcext:value-type="float">
            <text:p>53.5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260995823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260995823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91816" calcext:value-type="float">
            <text:p>53.3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260995823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9204" calcext:value-type="float">
            <text:p>53.82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260995823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6864" calcext:value-type="float">
            <text:p>54.1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260995823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260995823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260995823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5736" calcext:value-type="float">
            <text:p>54.2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260995823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8456" calcext:value-type="float">
            <text:p>53.1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260995823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260995823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0608" calcext:value-type="float">
            <text:p>52.8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260995823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6848" calcext:value-type="float">
            <text:p>53.2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260995823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188" calcext:value-type="float">
            <text:p>53.1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260995823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6032" calcext:value-type="float">
            <text:p>53.5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260995823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8352" calcext:value-type="float">
            <text:p>53.1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260995823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6992" calcext:value-type="float">
            <text:p>53.6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260995823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3736" calcext:value-type="float">
            <text:p>53.5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260995823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2312" calcext:value-type="float">
            <text:p>54.3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260995823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6176" calcext:value-type="float">
            <text:p>53.9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260995823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4816" calcext:value-type="float">
            <text:p>54.5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260995823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260995823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0888" calcext:value-type="float">
            <text:p>55.1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260995823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4648" calcext:value-type="float">
            <text:p>54.7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260995823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0888" calcext:value-type="float">
            <text:p>55.1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260995823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2664" calcext:value-type="float">
            <text:p>54.8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260995823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692" calcext:value-type="float">
            <text:p>55.3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260995823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5272" calcext:value-type="float">
            <text:p>55.1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260995823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5024" calcext:value-type="float">
            <text:p>54.6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260995823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9824" calcext:value-type="float">
            <text:p>54.9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260995823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7048" calcext:value-type="float">
            <text:p>54.8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260995823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6904" calcext:value-type="float">
            <text:p>54.4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260995823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3144" calcext:value-type="float">
            <text:p>54.8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3260995823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